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writer.setAllowOtherRewriters( boolean allowOtherRewri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allowParamsOnFormAction( ServletContext servletContext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allowOtherR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getAjaxUrl( ServletContext servletContext , ServletRequest request , Object name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